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.004cm" fo:margin-top="0cm" fo:margin-bottom="0cm" table:align="left" style:writing-mode="lr-tb"/>
    </style:style>
    <style:style style:name="Table3.A" style:family="table-column">
      <style:table-column-properties style:column-width="4.807cm"/>
    </style:style>
    <style:style style:name="Table3.B" style:family="table-column">
      <style:table-column-properties style:column-width="12.788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eeeee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4" style:family="table">
      <style:table-properties style:width="17.595cm" fo:margin-left="0.004cm" fo:margin-top="0cm" fo:margin-bottom="0cm" table:align="left" style:writing-mode="lr-tb"/>
    </style:style>
    <style:style style:name="Table4.A" style:family="table-column">
      <style:table-column-properties style:column-width="2.932cm"/>
    </style:style>
    <style:style style:name="Table4.B" style:family="table-column">
      <style:table-column-properties style:column-width="2.464cm"/>
    </style:style>
    <style:style style:name="Table4.C" style:family="table-column">
      <style:table-column-properties style:column-width="6.297cm"/>
    </style:style>
    <style:style style:name="Table4.D" style:family="table-column">
      <style:table-column-properties style:column-width="2.376cm"/>
    </style:style>
    <style:style style:name="Table4.E" style:family="table-column">
      <style:table-column-properties style:column-width="0.921cm"/>
    </style:style>
    <style:style style:name="Table4.F" style:family="table-column">
      <style:table-column-properties style:column-width="2.60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eeeee" fo:padding-left="0.06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background-color="#dddddd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F2" style:family="table-cell">
      <style:table-cell-properties fo:background-color="#dddddd" fo:padding-left="0.069cm" fo:padding-right="0.097cm" fo:padding-top="0.097cm" fo:padding-bottom="0.097cm" fo:border="0.25pt solid #000001">
        <style:background-image/>
      </style:table-cell-properties>
    </style:style>
    <style:style style:name="Table4.A3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F3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5" style:family="table">
      <style:table-properties style:width="17.595cm" fo:margin-left="0.004cm" fo:margin-top="0cm" fo:margin-bottom="0cm" table:align="left" style:writing-mode="lr-tb"/>
    </style:style>
    <style:style style:name="Table5.A" style:family="table-column">
      <style:table-column-properties style:column-width="5.396cm"/>
    </style:style>
    <style:style style:name="Table5.B" style:family="table-column">
      <style:table-column-properties style:column-width="6.297cm"/>
    </style:style>
    <style:style style:name="Table5.C" style:family="table-column">
      <style:table-column-properties style:column-width="5.902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ddddd" fo:padding-left="0.069cm" fo:padding-right="0.097cm" fo:padding-top="0.097cm" fo:padding-bottom="0.097cm" fo:border="0.25pt solid #000001">
        <style:background-image/>
      </style:table-cell-properties>
    </style:style>
    <style:style style:name="Table5.A2" style:family="table-cell">
      <style:table-cell-properties fo:background-color="#dddddd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.A3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.C3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6" style:family="table">
      <style:table-properties style:width="17.595cm" fo:margin-left="0.004cm" fo:margin-top="0cm" fo:margin-bottom="0cm" table:align="left" style:writing-mode="lr-tb"/>
    </style:style>
    <style:style style:name="Table6.A" style:family="table-column">
      <style:table-column-properties style:column-width="5.396cm"/>
    </style:style>
    <style:style style:name="Table6.B" style:family="table-column">
      <style:table-column-properties style:column-width="6.297cm"/>
    </style:style>
    <style:style style:name="Table6.C" style:family="table-column">
      <style:table-column-properties style:column-width="5.90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ddddd" fo:padding-left="0.069cm" fo:padding-right="0.097cm" fo:padding-top="0.097cm" fo:padding-bottom="0.097cm" fo:border="0.25pt solid #000001">
        <style:background-image/>
      </style:table-cell-properties>
    </style:style>
    <style:style style:name="Table6.A2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.C2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7" style:family="table">
      <style:table-properties style:width="17.595cm" fo:margin-left="0.004cm" fo:margin-top="0cm" fo:margin-bottom="0cm" table:align="left" style:writing-mode="lr-tb"/>
    </style:style>
    <style:style style:name="Table7.A" style:family="table-column">
      <style:table-column-properties style:column-width="5.396cm"/>
    </style:style>
    <style:style style:name="Table7.B" style:family="table-column">
      <style:table-column-properties style:column-width="6.297cm"/>
    </style:style>
    <style:style style:name="Table7.C" style:family="table-column">
      <style:table-column-properties style:column-width="3.297cm"/>
    </style:style>
    <style:style style:name="Table7.D" style:family="table-column">
      <style:table-column-properties style:column-width="2.605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ddddd" fo:padding-left="0.069cm" fo:padding-right="0.097cm" fo:padding-top="0.097cm" fo:padding-bottom="0.097cm" fo:border="0.25pt solid #000001">
        <style:background-image/>
      </style:table-cell-properties>
    </style:style>
    <style:style style:name="Table7.A2" style:family="table-cell">
      <style:table-cell-properties fo:background-color="#dddddd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.A3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.D3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8" style:family="table">
      <style:table-properties style:width="17.595cm" fo:margin-left="0.004cm" fo:margin-top="0cm" fo:margin-bottom="0cm" table:align="left" style:writing-mode="lr-tb"/>
    </style:style>
    <style:style style:name="Table8.A" style:family="table-column">
      <style:table-column-properties style:column-width="3.517cm"/>
    </style:style>
    <style:style style:name="Table8.C" style:family="table-column">
      <style:table-column-properties style:column-width="7.034cm"/>
    </style:style>
    <style:style style:name="Table8.D" style:family="table-column">
      <style:table-column-properties style:column-width="3.526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ddddd" fo:padding-left="0.069cm" fo:padding-right="0.097cm" fo:padding-top="0.097cm" fo:padding-bottom="0.097cm" fo:border="0.25pt solid #000001">
        <style:background-image/>
      </style:table-cell-properties>
    </style:style>
    <style:style style:name="Table8.A2" style:family="table-cell">
      <style:table-cell-properties fo:background-color="#dddddd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A3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D3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9" style:family="table">
      <style:table-properties style:width="17.595cm" fo:margin-left="0.004cm" fo:margin-top="0cm" fo:margin-bottom="0cm" table:align="left" style:writing-mode="lr-tb"/>
    </style:style>
    <style:style style:name="Table9.A" style:family="table-column">
      <style:table-column-properties style:column-width="3.517cm"/>
    </style:style>
    <style:style style:name="Table9.E" style:family="table-column">
      <style:table-column-properties style:column-width="3.526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ddddd" fo:padding-left="0.069cm" fo:padding-right="0.097cm" fo:padding-top="0.097cm" fo:padding-bottom="0.097cm" fo:border="0.25pt solid #000001">
        <style:background-image/>
      </style:table-cell-properties>
    </style:style>
    <style:style style:name="Table9.A2" style:family="table-cell">
      <style:table-cell-properties fo:background-color="#dddddd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.A3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.E3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10" style:family="table">
      <style:table-properties style:width="17.595cm" fo:margin-left="0.004cm" fo:margin-top="0cm" fo:margin-bottom="0cm" table:align="left" style:writing-mode="lr-tb"/>
    </style:style>
    <style:style style:name="Table10.A" style:family="table-column">
      <style:table-column-properties style:column-width="3.517cm"/>
    </style:style>
    <style:style style:name="Table10.E" style:family="table-column">
      <style:table-column-properties style:column-width="3.526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ddddd" fo:padding-left="0.069cm" fo:padding-right="0.097cm" fo:padding-top="0.097cm" fo:padding-bottom="0.097cm" fo:border="0.25pt solid #000001">
        <style:background-image/>
      </style:table-cell-properties>
    </style:style>
    <style:style style:name="Table10.A2" style:family="table-cell">
      <style:table-cell-properties fo:background-color="#dddddd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.A3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.E3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weight="bold" officeooo:rsid="001caaca" officeooo:paragraph-rsid="001caaca" style:font-weight-asian="bold" style:font-weight-complex="bold"/>
    </style:style>
    <style:style style:name="P2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3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4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5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6" style:family="paragraph" style:parent-style-name="Footer">
      <style:paragraph-properties fo:text-align="end" style:justify-single-word="false"/>
      <style:text-properties officeooo:paragraph-rsid="00106ff2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weight="bold" officeooo:rsid="001caaca" officeooo:paragraph-rsid="001caaca" style:font-weight-asian="bold" style:font-weight-complex="bold"/>
    </style:style>
    <style:style style:name="P8" style:family="paragraph" style:parent-style-name="Table_20_Contents">
      <style:text-properties style:font-name="Liberation Serif" fo:font-weight="bold" officeooo:paragraph-rsid="001b18a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weight="bold" officeooo:paragraph-rsid="001b18a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weight="bold" officeooo:rsid="001b75c1" officeooo:paragraph-rsid="001b75c1" style:font-weight-asian="bold" style:font-weight-complex="bold"/>
    </style:style>
    <style:style style:name="P11" style:family="paragraph" style:parent-style-name="Table_20_Contents">
      <style:text-properties fo:color="#00000a" style:font-name="Liberation Serif" fo:font-size="12pt" fo:language="es" fo:country="CO" officeooo:paragraph-rsid="001b18a1" style:font-name-asian="Tahoma" style:font-size-asian="12pt" style:language-asian="zh" style:country-asian="CN" style:font-name-complex="Lohit Devanagari" style:font-size-complex="12pt" style:language-complex="hi" style:country-complex="IN"/>
    </style:style>
    <style:style style:name="P12" style:family="paragraph" style:parent-style-name="Table_20_Contents">
      <style:paragraph-properties fo:text-align="center" style:justify-single-word="false"/>
      <style:text-properties fo:color="#00000a" style:font-name="Liberation Serif" fo:font-size="12pt" fo:language="es" fo:country="CO" officeooo:paragraph-rsid="001b18a1" style:font-name-asian="Tahoma" style:font-size-asian="12pt" style:language-asian="zh" style:country-asian="CN" style:font-name-complex="Lohit Devanagari" style:font-size-complex="12pt" style:language-complex="hi" style:country-complex="IN"/>
    </style:style>
    <style:style style:name="P13" style:family="paragraph" style:parent-style-name="Table_20_Contents">
      <style:paragraph-properties fo:text-align="center" style:justify-single-word="false"/>
      <style:text-properties fo:color="#00000a" style:font-name="Liberation Serif" fo:font-size="12pt" fo:language="es" fo:country="CO" fo:font-weight="bold" officeooo:paragraph-rsid="001b18a1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14" style:family="paragraph" style:parent-style-name="Table_20_Contents">
      <style:text-properties officeooo:paragraph-rsid="001b18a1"/>
    </style:style>
    <style:style style:name="P15" style:family="paragraph" style:parent-style-name="Standard">
      <style:text-properties officeooo:paragraph-rsid="001b18a1"/>
    </style:style>
    <style:style style:name="P16" style:family="paragraph" style:parent-style-name="Standard">
      <style:text-properties style:font-name="Liberation Serif" fo:font-weight="normal" officeooo:paragraph-rsid="001b18a1" style:font-weight-asian="normal" style:font-weight-complex="normal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fo:color="#ff3333" style:font-name="Liberation Serif" fo:font-weight="bold" style:font-weight-asian="bold" style:font-weight-complex="bold"/>
    </style:style>
    <style:style style:name="T3" style:family="text">
      <style:text-properties officeooo:rsid="001c938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73155824" text:id="ct94850273155824">
          <text:insertion>
            <office:change-info>
              <dc:creator>Julian Raigosa</dc:creator>
              <dc:date>2016-07-18T17:29:00</dc:date>
            </office:change-info>
          </text:insertion>
        </text:changed-region>
        <text:changed-region xml:id="ct94850272047488" text:id="ct94850272047488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7259472" text:id="ct94850267259472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1261520" text:id="ct94850271261520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0135168" text:id="ct94850270135168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1139392" text:id="ct94850271139392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1139584" text:id="ct94850271139584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1139776" text:id="ct94850271139776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2996240" text:id="ct94850272996240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1880672" text:id="ct94850271880672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0135360" text:id="ct94850270135360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1406688" text:id="ct94850261406688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5450464" text:id="ct94850265450464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0533376" text:id="ct94850260533376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2443472" text:id="ct94850272443472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2443808" text:id="ct94850272443808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2444000" text:id="ct94850272444000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1412032" text:id="ct94850261412032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1583376" text:id="ct94850271583376">
          <text:insertion>
            <office:change-info>
              <dc:creator>Julian Raigosa</dc:creator>
              <dc:date>2016-07-25T11:13:00</dc:date>
            </office:change-info>
          </text:insertion>
        </text:changed-region>
        <text:changed-region xml:id="ct94850273416848" text:id="ct94850273416848">
          <text:insertion>
            <office:change-info>
              <dc:creator>Julian Raigosa</dc:creator>
              <dc:date>2016-07-25T11:13:00</dc:date>
            </office:change-info>
          </text:insertion>
        </text:changed-region>
        <text:changed-region xml:id="ct94850273431472" text:id="ct94850273431472">
          <text:insertion>
            <office:change-info>
              <dc:creator>Julian Raigosa</dc:creator>
              <dc:date>2016-07-25T11:13:00</dc:date>
            </office:change-info>
          </text:insertion>
        </text:changed-region>
        <text:changed-region xml:id="ct94850273417040" text:id="ct94850273417040">
          <text:insertion>
            <office:change-info>
              <dc:creator>Julian Raigosa</dc:creator>
              <dc:date>2016-07-25T11:14:00</dc:date>
            </office:change-info>
          </text:insertion>
        </text:changed-region>
        <text:changed-region xml:id="ct94850271248784" text:id="ct94850271248784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8765664" text:id="ct94850268765664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4836592" text:id="ct94850264836592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4836928" text:id="ct94850264836928">
          <text:insertion>
            <office:change-info>
              <dc:creator>Julian Raigosa</dc:creator>
              <dc:date>2016-07-25T11:23:00</dc:date>
            </office:change-info>
          </text:insertion>
        </text:changed-region>
        <text:changed-region xml:id="ct94850264837120" text:id="ct94850264837120">
          <text:deletion>
            <office:change-info>
              <dc:creator>Julian Raigosa</dc:creator>
              <dc:date>2016-07-25T11:24:00</dc:date>
            </office:change-info>
            <text:p text:style-name="P1"/>
            <text:p text:style-name="P1"/>
          </text:deletion>
        </text:changed-region>
        <text:changed-region xml:id="ct94850264837312" text:id="ct94850264837312">
          <text:insertion>
            <office:change-info>
              <dc:creator>Julian Raigosa</dc:creator>
              <dc:date>2016-07-25T11:24:00</dc:date>
            </office:change-info>
          </text:insertion>
        </text:changed-region>
        <text:changed-region xml:id="ct94850273509040" text:id="ct94850273509040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7415760" text:id="ct94850267415760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1906848" text:id="ct94850271906848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1907040" text:id="ct94850271907040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7416096" text:id="ct94850267416096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1907232" text:id="ct94850271907232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1906560" text:id="ct94850271906560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9978512" text:id="ct94850269978512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9978848" text:id="ct94850269978848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3428320" text:id="ct94850273428320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7650080" text:id="ct94850267650080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7650272" text:id="ct94850267650272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0117024" text:id="ct94850270117024">
          <text:insertion>
            <office:change-info>
              <dc:creator>Julian Raigosa</dc:creator>
              <dc:date>2016-07-18T17:3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change-start text:change-id="ct94850273155824"/>En este formato se debe especificar el progreso del proyecto de acuerdo a los planes realizados, si se estan cumpliendo de acuerdo al cronograma o si existen inconveniente y desviaciones en el proceso. Se debe sacar un indicador de progreso con el cual sacar concluciones y poder tomar acciones correctivas.<text:change-end text:change-id="ct94850273155824"/><text:change-start text:change-id="ct94850272047488"/></text:p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<text:span text:style-name="T1">Nombre del proyecto </text:span><text:span text:style-name="T2">*</text:span></text:p>
          </table:table-cell>
          <table:table-cell table:style-name="Table3.B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8">Módulo</text:p>
          </table:table-cell>
          <table:table-cell table:style-name="Table3.B1" office:value-type="string">
            <text:p text:style-name="P11"/>
          </table:table-cell>
        </table:table-row>
      </table:table>
      <text:p text:style-name="Text_20_body"><text:change-end text:change-id="ct94850272047488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9"><text:change-start text:change-id="ct94850267259472"/>Cronograma<text:change-end text:change-id="ct9485026725947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9"><text:change-start text:change-id="ct94850271261520"/>Actividad<text:change-end text:change-id="ct94850271261520"/></text:p>
          </table:table-cell>
          <table:table-cell table:style-name="Table4.A2" office:value-type="string">
            <text:p text:style-name="P9"><text:change-start text:change-id="ct94850270135168"/>% Esperado<text:change-end text:change-id="ct94850270135168"/></text:p>
          </table:table-cell>
          <table:table-cell table:style-name="Table4.A2" office:value-type="string">
            <text:p text:style-name="P9"><text:change-start text:change-id="ct94850271139392"/>% Completado<text:change-end text:change-id="ct94850271139392"/></text:p>
          </table:table-cell>
          <table:table-cell table:style-name="Table4.A2" office:value-type="string">
            <text:p text:style-name="P9"><text:change-start text:change-id="ct94850271139584"/>Diferencia<text:change-end text:change-id="ct94850271139584"/></text:p>
          </table:table-cell>
          <table:table-cell table:style-name="Table4.A2" office:value-type="string">
            <text:p text:style-name="P9"><text:change-start text:change-id="ct94850271139776"/>Conclusion<text:change-end text:change-id="ct94850271139776"/></text:p>
          </table:table-cell>
          <table:table-cell table:style-name="Table4.F2" office:value-type="string">
            <text:p text:style-name="P9"><text:change-start text:change-id="ct94850272996240"/>Plan<text:change-end text:change-id="ct94850272996240"/></text:p>
          </table:table-cell>
        </table:table-row>
        <table:table-row table:style-name="Table4.1"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F3" office:value-type="string">
            <text:p text:style-name="P12"/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9"><text:change-start text:change-id="ct94850271880672"/>Plan de Riesgos<text:change-end text:change-id="ct94850271880672"/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9"><text:change-start text:change-id="ct94850270135360"/>Riesgo<text:change-end text:change-id="ct94850270135360"/></text:p>
          </table:table-cell>
          <table:table-cell table:style-name="Table5.A2" office:value-type="string">
            <text:p text:style-name="P9"><text:change-start text:change-id="ct94850261406688"/>Ocurrencia<text:change-end text:change-id="ct94850261406688"/></text:p>
          </table:table-cell>
          <table:table-cell table:style-name="Table5.A1" office:value-type="string">
            <text:p text:style-name="P9"><text:change-start text:change-id="ct94850265450464"/>Observación<text:change-end text:change-id="ct94850265450464"/></text:p>
          </table:table-cell>
        </table:table-row>
        <table:table-row table:style-name="Table5.1">
          <table:table-cell table:style-name="Table5.A3" office:value-type="string">
            <text:p text:style-name="P12"/>
          </table:table-cell>
          <table:table-cell table:style-name="Table5.A3" office:value-type="string">
            <text:p text:style-name="P12"/>
          </table:table-cell>
          <table:table-cell table:style-name="Table5.C3" office:value-type="string">
            <text:p text:style-name="P12"/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9"><text:change-start text:change-id="ct94850260533376"/>Datos<text:change-end text:change-id="ct94850260533376"/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9"><text:change-start text:change-id="ct94850272443472"/>Faltante<text:change-end text:change-id="ct94850272443472"/></text:p>
          </table:table-cell>
          <table:table-cell table:style-name="Table6.A2" office:value-type="string">
            <text:p text:style-name="P9"><text:change-start text:change-id="ct94850272443808"/>Observación<text:change-end text:change-id="ct94850272443808"/></text:p>
          </table:table-cell>
          <table:table-cell table:style-name="Table6.C2" office:value-type="string">
            <text:p text:style-name="P9"><text:change-start text:change-id="ct94850272444000"/>Plan<text:change-end text:change-id="ct94850272444000"/></text:p>
          </table:table-cell>
        </table:table-row>
        <table:table-row table:style-name="Table6.1">
          <table:table-cell table:style-name="Table6.C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9"><text:change-start text:change-id="ct94850261412032"/>Habilidades<text:change-end text:change-id="ct94850261412032"/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0"><text:change-start text:change-id="ct94850271583376"/>Actividad<text:change-end text:change-id="ct94850271583376"/></text:p>
          </table:table-cell>
          <table:table-cell table:style-name="Table7.A2" office:value-type="string">
            <text:p text:style-name="P10"><text:change-start text:change-id="ct94850273416848"/>Reali<text:span text:style-name="T3">z</text:span>ado (si-no)<text:change-end text:change-id="ct94850273416848"/></text:p>
          </table:table-cell>
          <table:table-cell table:style-name="Table7.A2" office:value-type="string">
            <text:p text:style-name="P10"><text:change-start text:change-id="ct94850273431472"/>Observación<text:change-end text:change-id="ct94850273431472"/></text:p>
          </table:table-cell>
          <table:table-cell table:style-name="Table7.A1" office:value-type="string">
            <text:p text:style-name="P9"><text:change-start text:change-id="ct94850273417040"/><text:span text:style-name="T3">P</text:span><text:change-end text:change-id="ct94850273417040"/><text:change-start text:change-id="ct94850271248784"/>lan<text:change-end text:change-id="ct94850271248784"/></text:p>
          </table:table-cell>
        </table:table-row>
        <table:table-row table:style-name="Table7.1">
          <table:table-cell table:style-name="Table7.A3" office:value-type="string">
            <text:p text:style-name="P12"/>
          </table:table-cell>
          <table:table-cell table:style-name="Table7.A3" office:value-type="string">
            <text:p text:style-name="P12"/>
          </table:table-cell>
          <table:table-cell table:style-name="Table7.A3" office:value-type="string">
            <text:p text:style-name="P12"/>
          </table:table-cell>
          <table:table-cell table:style-name="Table7.D3" office:value-type="string">
            <text:p text:style-name="P12"/>
          </table:table-cell>
        </table:table-row>
      </table:table>
      <text:p text:style-name="Text_20_body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"><text:change-start text:change-id="ct94850268765664"/>Recursos<text:change-end text:change-id="ct94850268765664"/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"><text:change-start text:change-id="ct94850264836592"/>Tipo<text:change-end text:change-id="ct94850264836592"/></text:p>
          </table:table-cell>
          <table:table-cell table:style-name="Table8.A2" office:value-type="string">
            <text:p text:style-name="P1"><text:change-start text:change-id="ct94850264836928"/>Recurso<text:change-end text:change-id="ct94850264836928"/></text:p>
          </table:table-cell>
          <table:table-cell table:style-name="Table8.A2" office:value-type="string">
            <text:p text:style-name="P1"><text:change text:change-id="ct94850264837120"/><text:change-start text:change-id="ct94850264837312"/>Razon de incumplimiento<text:change-end text:change-id="ct94850264837312"/></text:p>
          </table:table-cell>
          <table:table-cell table:style-name="Table8.A1" office:value-type="string">
            <text:p text:style-name="P9"><text:change-start text:change-id="ct94850273509040"/>Plan<text:change-end text:change-id="ct94850273509040"/></text:p>
          </table:table-cell>
        </table:table-row>
        <text:soft-page-break/>
        <table:table-row table:style-name="Table8.1">
          <table:table-cell table:style-name="Table8.A3" office:value-type="string">
            <text:p text:style-name="P12"/>
          </table:table-cell>
          <table:table-cell table:style-name="Table8.A3" office:value-type="string">
            <text:p text:style-name="P12"/>
          </table:table-cell>
          <table:table-cell table:style-name="Table8.A3" office:value-type="string">
            <text:p text:style-name="P12"/>
          </table:table-cell>
          <table:table-cell table:style-name="Table8.D3" office:value-type="string">
            <text:p text:style-name="P12"/>
          </table:table-cell>
        </table:table-row>
      </table:table>
      <text:p text:style-name="Text_20_body"/>
      <table:table table:name="Table9" table:style-name="Table9">
        <table:table-column table:style-name="Table9.A" table:number-columns-repeated="4"/>
        <table:table-column table:style-name="Table9.E"/>
        <table:table-row table:style-name="Table9.1">
          <table:table-cell table:style-name="Table9.A1" table:number-columns-spanned="5" office:value-type="string">
            <text:p text:style-name="P9"><text:change-start text:change-id="ct94850267415760"/>Presupuesto<text:change-end text:change-id="ct94850267415760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9"><text:change-start text:change-id="ct94850271906848"/>Valor presupuestado<text:change-end text:change-id="ct94850271906848"/></text:p>
          </table:table-cell>
          <table:table-cell table:style-name="Table9.A2" office:value-type="string">
            <text:p text:style-name="P9"><text:change-start text:change-id="ct94850271907040"/>Valor gastado<text:change-end text:change-id="ct94850271907040"/></text:p>
          </table:table-cell>
          <table:table-cell table:style-name="Table9.A2" office:value-type="string">
            <text:p text:style-name="P9"><text:change-start text:change-id="ct94850267416096"/>Diferencia<text:change-end text:change-id="ct94850267416096"/></text:p>
          </table:table-cell>
          <table:table-cell table:style-name="Table9.A2" office:value-type="string">
            <text:p text:style-name="P9"><text:change-start text:change-id="ct94850271907232"/>Conclusión<text:change-end text:change-id="ct94850271907232"/></text:p>
          </table:table-cell>
          <table:table-cell table:style-name="Table9.A1" office:value-type="string">
            <text:p text:style-name="P9"><text:change-start text:change-id="ct94850271906560"/>Plan<text:change-end text:change-id="ct94850271906560"/></text:p>
          </table:table-cell>
        </table:table-row>
        <table:table-row table:style-name="Table9.1">
          <table:table-cell table:style-name="Table9.A3" office:value-type="string">
            <text:p text:style-name="P13"/>
          </table:table-cell>
          <table:table-cell table:style-name="Table9.A3" office:value-type="string">
            <text:p text:style-name="P13"/>
          </table:table-cell>
          <table:table-cell table:style-name="Table9.A3" office:value-type="string">
            <text:p text:style-name="P13"/>
          </table:table-cell>
          <table:table-cell table:style-name="Table9.A3" office:value-type="string">
            <text:p text:style-name="P13"/>
          </table:table-cell>
          <table:table-cell table:style-name="Table9.E3" office:value-type="string">
            <text:p text:style-name="P13"/>
          </table:table-cell>
        </table:table-row>
      </table:table>
      <text:p text:style-name="Text_20_body"/>
      <table:table table:name="Table10" table:style-name="Table10">
        <table:table-column table:style-name="Table10.A" table:number-columns-repeated="4"/>
        <table:table-column table:style-name="Table10.E"/>
        <table:table-row table:style-name="Table10.1">
          <table:table-cell table:style-name="Table10.A1" table:number-columns-spanned="5" office:value-type="string">
            <text:p text:style-name="P9"><text:change-start text:change-id="ct94850269978512"/>Involucrados<text:change-end text:change-id="ct94850269978512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9"><text:change-start text:change-id="ct94850269978848"/>Actividad<text:change-end text:change-id="ct94850269978848"/></text:p>
          </table:table-cell>
          <table:table-cell table:style-name="Table10.A2" office:value-type="string">
            <text:p text:style-name="P9"><text:change-start text:change-id="ct94850273428320"/>% Esperado<text:change-end text:change-id="ct94850273428320"/></text:p>
          </table:table-cell>
          <table:table-cell table:style-name="Table10.A2" office:value-type="string">
            <text:p text:style-name="P9"><text:change-start text:change-id="ct94850267650080"/>% Obtenido<text:change-end text:change-id="ct94850267650080"/></text:p>
          </table:table-cell>
          <table:table-cell table:style-name="Table10.A2" office:value-type="string">
            <text:p text:style-name="P9"><text:change-start text:change-id="ct94850267650272"/>Diferencia<text:change-end text:change-id="ct94850267650272"/></text:p>
          </table:table-cell>
          <table:table-cell table:style-name="Table10.A1" office:value-type="string">
            <text:p text:style-name="P9"><text:change-start text:change-id="ct94850270117024"/>Conculsión<text:change-end text:change-id="ct94850270117024"/></text:p>
          </table:table-cell>
        </table:table-row>
        <table:table-row table:style-name="Table10.1">
          <table:table-cell table:style-name="Table10.A3" office:value-type="string">
            <text:p text:style-name="P13"/>
          </table:table-cell>
          <table:table-cell table:style-name="Table10.A3" office:value-type="string">
            <text:p text:style-name="P13"/>
          </table:table-cell>
          <table:table-cell table:style-name="Table10.A3" office:value-type="string">
            <text:p text:style-name="P13"/>
          </table:table-cell>
          <table:table-cell table:style-name="Table10.A3" office:value-type="string">
            <text:p text:style-name="P13"/>
          </table:table-cell>
          <table:table-cell table:style-name="Table10.E3" office:value-type="string">
            <text:p text:style-name="P13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1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Seguimiento Interno</text:title></text:p>
              <text:p text:style-name="MP3"><text:subject>Formato de seguimiento de las actividades del proyecto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MC-01</text:user-defined></text:p>
                  </table:table-cell>
                  <table:table-cell table:style-name="Table1.B4" office:value-type="string">
                    <text:p text:style-name="Revision_20_Table_20_Content"><text:editing-cycles>8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27:37.565318435</meta:creation-date>
    <meta:editing-cycles>8</meta:editing-cycles>
    <meta:editing-duration>PT5M57S</meta:editing-duration>
    <dc:subject>Formato de seguimiento de las actividades del proyecto</dc:subject>
    <dc:title>Seguimiento Interno</dc:title>
    <meta:generator>LibreOffice/4.3.7.2$Linux_X86_64 LibreOffice_project/430$Build-2</meta:generator>
    <meta:initial-creator>Julian Raigosa</meta:initial-creator>
    <dc:date>2016-08-26T15:44:05.131171783</dc:date>
    <dc:creator>Julian Raigosa</dc:creator>
    <meta:document-statistic meta:table-count="10" meta:image-count="1" meta:object-count="0" meta:page-count="2" meta:paragraph-count="55" meta:word-count="126" meta:character-count="857" meta:non-whitespace-character-count="786"/>
    <meta:user-defined meta:name="Classification">TRN3</meta:user-defined>
    <meta:user-defined meta:name="Code">DE-FO-PMC-01</meta:user-defined>
    <meta:user-defined meta:name="Expiry" meta:value-type="date">2017-04-28</meta:user-defined>
  </office:meta>
</office:document-meta>
</file>